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1.33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35cm" fo:padding-left="0.3cm" fo:padding-right="0.035cm" fo:padding-top="0.035cm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36" style:family="table-cell" style:parent-style-name="Default" style:data-style-name="N196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353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808080" style:font-name="Arial"/>
    </style:style>
    <style:style style:name="ce42" style:family="table-cell" style:parent-style-name="Default" style:data-style-name="N152">
      <style:table-cell-properties fo:border-bottom="none" fo:background-color="transparent" fo:border-left="none" fo:padding-bottom="0.035cm" fo:padding-left="0.035cm" fo:padding-right="0.3cm" fo:padding-top="0.035cm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52">
      <style:table-cell-properties fo:border-bottom="0.06pt solid #eeeeee" fo:border-left="none" fo:padding-bottom="0.035cm" fo:padding-left="0.035cm" fo:padding-right="0.3cm" fo:padding-top="0.035cm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52">
      <style:table-cell-properties fo:border-bottom="0.06pt solid #eeeeee" style:text-align-source="fix" style:repeat-content="false" fo:border-left="none" fo:padding-bottom="0.035cm" fo:padding-left="0.035cm" fo:padding-right="0.3cm" fo:padding-top="0.035cm" fo:border-right="none" fo:border-top="none" style:vertical-align="middle"/>
      <style:paragraph-properties fo:text-align="end" fo:margin-left="0cm"/>
      <style:text-properties style:font-name="Arial"/>
    </style:style>
    <style:style style:name="ce48" style:family="table-cell" style:parent-style-name="Default" style:data-style-name="N152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54" style:family="table-cell" style:parent-style-name="Default" style:data-style-name="N181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.096cm" svg:height="1.039cm" svg:x="0cm" svg:y="0.075cm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01240404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4-04-28" calcext:value-type="date">
            <text:p>28/04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number number:decimal-places="2" number:min-decimal-places="2" number:min-integer-digits="1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</number:text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number number:decimal-places="2" number:min-decimal-places="2" number:min-integer-digits="1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1"/>
      <number:text> units</number:text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 </number:text>
      <number:am-pm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52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52P0"/>
    </number:currency-style>
    <number:date-style style:name="N154P0" style:volatile="true">
      <number:month/>
      <number:text>/</number:text>
      <number:day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text>$</number:text>
      <number:number number:decimal-places="2" number:min-decimal-places="2" number:min-integer-digits="1" number:grouping="true"/>
    </number:number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0" number:min-decimal-places="0" number:min-integer-digits="0" number:grouping="true"/>
      <number:text> units</number:text>
    </number:number-style>
    <number:date-style style:name="N167">
      <number:day/>
    </number:date-style>
    <number:number-style style:name="N16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0" number:min-decimal-places="0" number:min-integer-digits="0"/>
      <number:text> units</number:text>
    </number:number-style>
    <number:date-style style:name="N176P0" style:volatile="true">
      <number:month/>
      <number:text>/</number:text>
      <number:day/>
      <number:text>/</number:text>
      <number:year number:style="long"/>
    </number:date-style>
    <number:text-style style:name="N176">
      <number:text-content/>
      <style:map style:condition="value()&lt;=1.7976931348623157E+308" style:apply-style-name="N176P0"/>
    </number:text-style>
    <number:number-style style:name="N177">
      <number:number number:decimal-places="3" number:min-decimal-places="3" number:min-integer-digits="1"/>
    </number:number-style>
    <number:percentage-style style:name="N178">
      <number:number number:decimal-places="4" number:min-decimal-places="4" number:min-integer-digits="1"/>
      <number:text>%</number:text>
    </number:percentage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1P0"/>
    </number:currency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3">
      <number:number number:decimal-places="1" number:min-decimal-places="1" number:min-integer-digits="1" number:grouping="true"/>
      <number:text> </number:text>
    </number:number-style>
    <number:number-style style:name="N185P0" style:volatile="true"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number-style style:name="N187">
      <number:number number:decimal-places="8" number:min-decimal-places="8" number:min-integer-digits="1"/>
    </number:number-style>
    <number:time-style style:name="N189P0" style:volatile="true">
      <number:hours/>
      <number:text>:</number:text>
      <number:minutes number:style="long"/>
      <number:text> </number:text>
      <number:am-pm/>
    </number:time-style>
    <number:text-style style:name="N189">
      <number:text-content/>
      <style:map style:condition="value()&lt;=1.7976931348623157E+308" style:apply-style-name="N189P0"/>
    </number:text-style>
    <number:number-style style:name="N190">
      <number:number number:decimal-places="0" number:min-decimal-places="0" number:min-integer-digits="5"/>
    </number:number-style>
    <number:percentage-style style:name="N191">
      <number:number number:decimal-places="3" number:min-decimal-places="3" number:min-integer-digits="1"/>
      <number:text>%</number:text>
    </number:percentage-style>
    <number:number-style style:name="N193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93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96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0.635cm" fo:margin-left="1.9cm" fo:margin-right="1.9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9cm" fo:margin-left="0cm" fo:margin-right="0cm" fo:margin-top="0.99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14:08.617176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title>Invoice</dc:title>
    <dc:description>
</dc:description>
    <dc:subject>MattStudios</dc:subject>
    <meta:creation-date>2017-08-20T20:11:38.31</meta:creation-date>
    <meta:editing-cycles>61</meta:editing-cycles>
    <meta:editing-duration>P1DT3H26M</meta:editing-duration>
    <meta:initial-creator>Matt Dunning</meta:initial-creator>
    <dc:date>2024-05-28T09:47:25.983038902</dc:date>
    <meta:print-date>2024-05-28T09:20:10.345310240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